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Standaard" style:family="paragraph">
      <style:text-properties fo:language="en" fo:country="US"/>
    </style:style>
    <style:style style:name="P9" style:parent-style-name="Standaard" style:family="paragraph">
      <style:text-properties fo:language="en" fo:country="US"/>
    </style:style>
    <style:style style:name="P10" style:parent-style-name="Standaard" style:family="paragraph">
      <style:text-properties fo:language="en" fo:country="US"/>
    </style:style>
    <style:style style:name="P11" style:parent-style-name="Standaard" style:family="paragraph">
      <style:text-properties fo:language="en" fo:country="US"/>
    </style:style>
    <style:style style:name="P12" style:parent-style-name="Standaard" style:family="paragraph">
      <style:text-properties fo:language="en" fo:country="US"/>
    </style:style>
    <style:style style:name="P13" style:parent-style-name="Standaard" style:family="paragraph">
      <style:text-properties fo:language="en" fo:country="US"/>
    </style:style>
    <style:style style:name="P14" style:parent-style-name="Standaard" style:family="paragraph">
      <style:text-properties fo:language="en" fo:country="US"/>
    </style:style>
  </office:automatic-styles>
  <office:body>
    <office:text text:use-soft-page-breaks="true">
      <text:list text:style-name="LFO1" text:continue-numbering="true">
        <text:list-item>
          <text:p text:style-name="P1">Waarvoor is CSS Grid een vervanging?</text:p>
        </text:list-item>
      </text:list>
      <text:p text:style-name="Lijstalinea">Voor de flexbox</text:p>
      <text:list text:style-name="LFO1" text:continue-numbering="true">
        <text:list-item>
          <text:p text:style-name="P2">Beschrijf het verschil tussen CSS Grid en Flexbox.</text:p>
        </text:list-item>
      </text:list>
      <text:p text:style-name="Lijstalinea">De flexbox is ontworpen voor layout in 1 dimensie een rij of kolom en grid is ontworpen voor 2dimensionale lay out</text:p>
      <text:list text:style-name="LFO1" text:continue-numbering="true">
        <text:list-item>
          <text:p text:style-name="P3">Hoe maak / creëer je een grid?</text:p>
        </text:list-item>
      </text:list>
      <text:p text:style-name="Lijstalinea">Met de eigenschap display grid</text:p>
      <text:list text:style-name="LFO1" text:continue-numbering="true">
        <text:list-item>
          <text:p text:style-name="P4">Beschrijf het verschil tussen een grid-container en een grid-item.</text:p>
        </text:list-item>
      </text:list>
      <text:p text:style-name="Lijstalinea">De grid item is de child in de container</text:p>
      <text:p text:style-name="Lijstalinea"/>
      <text:list text:style-name="LFO1" text:continue-numbering="true">
        <text:list-item>
          <text:p text:style-name="P5">Wat zijn grid-lines?</text:p>
        </text:list-item>
      </text:list>
      <text:p text:style-name="Lijstalinea">Dat zijn de lijnen die je maakt met css</text:p>
      <text:list text:style-name="LFO1" text:continue-numbering="true">
        <text:list-item>
          <text:p text:style-name="P6">Kan een grid-cell gelijk zijn aan een grid-area? Waarom wel of waarom niet?</text:p>
        </text:list-item>
      </text:list>
      <text:p text:style-name="Lijstalinea">Het kan wel want ze horen bij elkaar</text:p>
      <text:list text:style-name="LFO1" text:continue-numbering="true">
        <text:list-item>
          <text:p text:style-name="P7">Wat doet de ‘fr’-unit? Geef ook een voorbeeld.</text:p>
        </text:list-item>
      </text:list>
      <text:p text:style-name="Lijstalinea"/>
      <text:p text:style-name="Standaard">8. Stel: je hebt een scherm van 1000px breed. Je hebt een grid met drie kolommen, die als volgt</text:p>
      <text:p text:style-name="Standaard">gedefinieerd zijn: “grid-template-columns: 300px 1fr 300px”. Hoe breed is de tweede kolom?</text:p>
      <text:p text:style-name="Standaard">9. Hoe breed is de tweede kolom als het scherm 1200px breed is?</text:p>
      <text:p text:style-name="Standaard">10. Stel: je hebt een scherm van 1000px breed. Je hebt een grid met drie kolommen, die als volgt</text:p>
      <text:p text:style-name="Standaard">gedefinieerd zijn: “grid-template-columns: 2fr 1fr 2fr”. Hoe breed is de tweede kolom?</text:p>
      <text:p text:style-name="Standaard">11. Stel: je hebt een scherm van 1000px breed. Je hebt een grid met drie kolommen, die als volgt</text:p>
      <text:p text:style-name="Standaard">gedefinieerd zijn: “grid-template-columns: 2fr 1fr 300px”. Hoe breed is de eerste kolom?</text:p>
      <text:p text:style-name="Standaard">12. Is “grid-template-columns: repeat(2, 50%)” hetzelfde als “grid-template-columns: repeat(2,</text:p>
      <text:p text:style-name="Standaard">1fr)”? Waarom? Geef een codevoorbeeld bij je uitleg.</text:p>
      <text:p text:style-name="Standaard">13. Wat betekent de “-1” in “grid-row: 2 / -1”?</text:p>
      <text:p text:style-name="Standaard">14. Wat betekent de “span 2” in “grid-column: 3 / span 2”?</text:p>
      <text:p text:style-name="Standaard">15. Welke code is / zijn syntactisch correct?</text:p>
      <text:p text:style-name="P8">a. grid-template-columns: 150px 150px 400px;</text:p>
      <text:p text:style-name="P9">b. grid-template-columns: repeat(3, [start end] 1fr [start-end]);</text:p>
      <text:p text:style-name="P10">c. grid-template-columns: [a] 1fr [b c d e] 1fr;</text:p>
      <text:p text:style-name="Standaard">16. Welke code is / zijn syntactisch correct?</text:p>
      <text:p text:style-name="P11">a. grid-column: start-end 3 / span 2;</text:p>
      <text:p text:style-name="P12">b. grid-column: start-end-3 / span 2;</text:p>
      <text:p text:style-name="P13">c. grid-column: start-end 3 / start-end 4;</text:p>
      <text:p text:style-name="P14">d. grid-column: span 2 / start-end 4;</text:p>
      <text:soft-page-break/>
      <text:p text:style-name="Standaard">17. Wat is het verschil tussen “implicit grids” en “explicit grids”? Gebruik in je antwoord diverse</text:p>
      <text:p text:style-name="Standaard">afbeeldingen.</text:p>
      <text:p text:style-name="Standaard">18. Wat doet de property “grid-auto-rows”? Gebruik in je antwoord diverse afbeeldingen.</text:p>
      <text:p text:style-name="Standaard">19. Wat doet “max-content”?</text:p>
      <text:p text:style-name="Standaard"/>
      <text:p text:style-name="Standaard">20. Wat doet “min-content”?</text:p>
      <text:p text:style-name="Standaard">21. Wat is de “minmax()” functie? Geef een voorbeeld, inclusief code en afbeelding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11-09T09:58:00Z</meta:creation-date>
    <dc:date>2022-11-09T12:28:00Z</dc:date>
    <meta:template xlink:href="Normal.dotm" xlink:type="simple"/>
    <meta:editing-cycles>1</meta:editing-cycles>
    <meta:editing-duration>PT9000S</meta:editing-duration>
    <meta:document-statistic meta:page-count="2" meta:paragraph-count="4" meta:word-count="344" meta:character-count="2236" meta:row-count="15" meta:non-whitespace-character-count="1896"/>
  </office:meta>
</office:document-meta>
</file>